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float" office:value="0.705430661131777" calcext:value-type="float">
            <text:p>0.7054306611</text:p>
          </table:table-cell>
          <table:table-cell table:style-name="ce80" table:formula="of:=ROUND([.T2];4)" office:value-type="percentage" office:value="0.7054" calcext:value-type="percentage">
            <text:p>70.54%</text:p>
          </table:table-cell>
          <table:table-cell table:style-name="ce83" table:formula="of:=STDEVP([.B7];[.H7];[.N7];[.B21];[.H21];[.N21];[.B35];[.H35];[.N35];[.B49])" office:value-type="float" office:value="0.0154928257920265" calcext:value-type="float">
            <text:p>0.0154928258</text:p>
          </table:table-cell>
          <table:table-cell table:style-name="ce80" table:formula="of:=ROUND([.V2];4)" office:value-type="percentage" office:value="0.0155" calcext:value-type="percentage">
            <text:p>1.55%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8" table:formula="of:=SUM([.C3:.D3])" office:value-type="float" office:value="14" calcext:value-type="float">
            <text:p>14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7" calcext:value-type="float">
            <text:p>7</text:p>
          </table:table-cell>
          <table:table-cell table:style-name="ce58" table:formula="of:=SUM([.I3:.J3])" office:value-type="float" office:value="22" calcext:value-type="float">
            <text:p>2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8" table:formula="of:=SUM([.O3:.P3])" office:value-type="float" office:value="11" calcext:value-type="float">
            <text:p>11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float" office:value="0.742974634240888" calcext:value-type="float">
            <text:p>0.7429746342</text:p>
          </table:table-cell>
          <table:table-cell table:style-name="ce81" table:formula="of:=ROUND([.T3];4)" office:value-type="percentage" office:value="0.743" calcext:value-type="percentage">
            <text:p>74.30%</text:p>
          </table:table-cell>
          <table:table-cell table:style-name="ce84" table:formula="of:=STDEVP([.B8];[.H8];[.N8];[.B22];[.H22];[.N22];[.N36];[.H36];[.B36];[.B50])" office:value-type="float" office:value="0.104983413785189" calcext:value-type="float">
            <text:p>0.1049834138</text:p>
          </table:table-cell>
          <table:table-cell table:style-name="ce81" table:formula="of:=ROUND([.V3];4)" office:value-type="percentage" office:value="0.105" calcext:value-type="percentage">
            <text:p>10.50%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50" calcext:value-type="float">
            <text:p>150</text:p>
          </table:table-cell>
          <table:table-cell table:style-name="ce58" table:formula="of:=SUM([.C4:.D4])" office:value-type="float" office:value="215" calcext:value-type="float">
            <text:p>215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146" calcext:value-type="float">
            <text:p>146</text:p>
          </table:table-cell>
          <table:table-cell table:style-name="ce58" table:formula="of:=SUM([.I4:.J4])" office:value-type="float" office:value="207" calcext:value-type="float">
            <text:p>20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52" calcext:value-type="float">
            <text:p>152</text:p>
          </table:table-cell>
          <table:table-cell table:style-name="ce58" table:formula="of:=SUM([.O4:.P4])" office:value-type="float" office:value="218" calcext:value-type="float">
            <text:p>218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float" office:value="0.185338345864662" calcext:value-type="float">
            <text:p>0.1853383459</text:p>
          </table:table-cell>
          <table:table-cell table:style-name="ce81" table:formula="of:=ROUND([.T4];4)" office:value-type="percentage" office:value="0.1853" calcext:value-type="percentage">
            <text:p>18.53%</text:p>
          </table:table-cell>
          <table:table-cell table:style-name="ce84" table:formula="of:=STDEVP([.B9];[.H9];[.N9];[.B23];[.H23];[.N23];[.N37];[.H37];[.B37];[.B51])" office:value-type="float" office:value="0.0394306962487287" calcext:value-type="float">
            <text:p>0.0394306962</text:p>
          </table:table-cell>
          <table:table-cell table:style-name="ce81" table:formula="of:=ROUND([.V4];4)" office:value-type="percentage" office:value="0.0394" calcext:value-type="percentage">
            <text:p>3.94%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76" calcext:value-type="float">
            <text:p>76</text:p>
          </table:table-cell>
          <table:table-cell table:style-name="ce72" table:formula="of:=SUM([.P3:.P4])" office:value-type="float" office:value="153" calcext:value-type="float">
            <text:p>153</text:p>
          </table:table-cell>
          <table:table-cell table:style-name="ce73" table:formula="of:=SUM([.Q3:.Q4])" office:value-type="float" office:value="229" calcext:value-type="float">
            <text:p>229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float" office:value="0.814661654135338" calcext:value-type="float">
            <text:p>0.8146616541</text:p>
          </table:table-cell>
          <table:table-cell table:style-name="ce81" table:formula="of:=ROUND([.T5];4)" office:value-type="percentage" office:value="0.8147" calcext:value-type="percentage">
            <text:p>81.47%</text:p>
          </table:table-cell>
          <table:table-cell table:style-name="ce84" table:formula="of:=STDEVP([.B10];[.H10];[.N10];[.B24];[.H24];[.N24];[.N38];[.H38];[.B38];[.B52])" office:value-type="float" office:value="0.0394306962487287" calcext:value-type="float">
            <text:p>0.0394306962</text:p>
          </table:table-cell>
          <table:table-cell table:style-name="ce81" table:formula="of:=ROUND([.V5];4)" office:value-type="percentage" office:value="0.0394" calcext:value-type="percentage">
            <text:p>3.94%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float" office:value="0.0345172031076582" calcext:value-type="float">
            <text:p>0.0345172031</text:p>
          </table:table-cell>
          <table:table-cell table:style-name="ce81" table:formula="of:=ROUND([.T6];4)" office:value-type="percentage" office:value="0.0345" calcext:value-type="percentage">
            <text:p>3.45%</text:p>
          </table:table-cell>
          <table:table-cell table:style-name="ce84" table:formula="of:=STDEVP([.B11];[.H11];[.N11];[.B25];[.H25];[.N25];[.N39];[.H39];[.B39];[.B53])" office:value-type="float" office:value="0.0178091379758249" calcext:value-type="float">
            <text:p>0.017809138</text:p>
          </table:table-cell>
          <table:table-cell table:style-name="ce81" table:formula="of:=ROUND([.V6];4)" office:value-type="percentage" office:value="0.0178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03056768558952" calcext:value-type="float">
            <text:p>0.7030567686</text:p>
          </table:table-cell>
          <table:table-cell table:style-name="ce65" table:formula="of:=ROUND([.B7];4)" office:value-type="percentage" office:value="0.7031" calcext:value-type="percentage">
            <text:p>70.3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703056768558952" calcext:value-type="float">
            <text:p>0.7030567686</text:p>
          </table:table-cell>
          <table:table-cell table:style-name="ce65" table:formula="of:=ROUND([.H7];4)" office:value-type="percentage" office:value="0.7031" calcext:value-type="percentage">
            <text:p>70.3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float" office:value="0.707423580786026" calcext:value-type="float">
            <text:p>0.7074235808</text:p>
          </table:table-cell>
          <table:table-cell table:style-name="ce65" table:formula="of:=ROUND([.N7];4)" office:value-type="percentage" office:value="0.7074" calcext:value-type="percentage">
            <text:p>70.74%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float" office:value="0.965482796892342" calcext:value-type="float">
            <text:p>0.9654827969</text:p>
          </table:table-cell>
          <table:table-cell table:style-name="ce81" table:formula="of:=ROUND([.T7];4)" office:value-type="percentage" office:value="0.9655" calcext:value-type="percentage">
            <text:p>96.55%</text:p>
          </table:table-cell>
          <table:table-cell table:style-name="ce84" table:formula="of:=STDEVP([.B12];[.H12];[.N12];[.B26];[.H26];[.N26];[.N40];[.H40];[.B40];[.B54])" office:value-type="float" office:value="0.0178091379758249" calcext:value-type="float">
            <text:p>0.017809138</text:p>
          </table:table-cell>
          <table:table-cell table:style-name="ce81" table:formula="of:=ROUND([.V7];4)" office:value-type="percentage" office:value="0.0178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785714285714286" calcext:value-type="float">
            <text:p>0.7857142857</text:p>
          </table:table-cell>
          <table:table-cell table:formula="of:=ROUND([.B8];4)" office:value-type="percentage" office:value="0.7857" calcext:value-type="percentage">
            <text:p>78.57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681818181818182" calcext:value-type="float">
            <text:p>0.6818181818</text:p>
          </table:table-cell>
          <table:table-cell table:style-name="ce66" table:formula="of:=ROUND([.H8];4)" office:value-type="percentage" office:value="0.6818" calcext:value-type="percentage">
            <text:p>68.18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float" office:value="0.909090909090909" calcext:value-type="float">
            <text:p>0.9090909091</text:p>
          </table:table-cell>
          <table:table-cell table:style-name="ce66" table:formula="of:=ROUND([.N8];4)" office:value-type="percentage" office:value="0.9091" calcext:value-type="percentage">
            <text:p>90.91%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float" office:value="0.328974252513538" calcext:value-type="float">
            <text:p>0.3289742525</text:p>
          </table:table-cell>
          <table:table-cell table:style-name="ce82" table:formula="of:=ROUND([.T8];4)" office:value-type="percentage" office:value="0.329" calcext:value-type="percentage">
            <text:p>32.90%</text:p>
          </table:table-cell>
          <table:table-cell table:style-name="ce85" table:formula="of:=STDEVP([.B13];[.H13];[.N13];[.B27];[.H27];[.N27];[.N41];[.H41];[.B41];[.B55])" office:value-type="float" office:value="0.0512581673259612" calcext:value-type="float">
            <text:p>0.0512581673</text:p>
          </table:table-cell>
          <table:table-cell table:style-name="ce82" table:formula="of:=ROUND([.V8];4)" office:value-type="percentage" office:value="0.0513" calcext:value-type="percentage">
            <text:p>5.13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144736842105263" calcext:value-type="float">
            <text:p>0.1447368421</text:p>
          </table:table-cell>
          <table:table-cell table:formula="of:=ROUND([.B9];4)" office:value-type="percentage" office:value="0.1447" calcext:value-type="percentage">
            <text:p>14.4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197368421052632" calcext:value-type="float">
            <text:p>0.1973684211</text:p>
          </table:table-cell>
          <table:table-cell table:style-name="ce66" table:formula="of:=ROUND([.H9];4)" office:value-type="percentage" office:value="0.1974" calcext:value-type="percentage">
            <text:p>19.74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float" office:value="0.131578947368421" calcext:value-type="float">
            <text:p>0.1315789474</text:p>
          </table:table-cell>
          <table:table-cell table:style-name="ce66" table:formula="of:=ROUND([.N9];4)" office:value-type="percentage" office:value="0.1316" calcext:value-type="percentage">
            <text:p>13.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855263157894737" calcext:value-type="float">
            <text:p>0.8552631579</text:p>
          </table:table-cell>
          <table:table-cell table:formula="of:=ROUND([.B10];4)" office:value-type="percentage" office:value="0.8553" calcext:value-type="percentage">
            <text:p>85.5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802631578947369" calcext:value-type="float">
            <text:p>0.8026315789</text:p>
          </table:table-cell>
          <table:table-cell table:style-name="ce66" table:formula="of:=ROUND([.H10];4)" office:value-type="percentage" office:value="0.8026" calcext:value-type="percentage">
            <text:p>80.26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float" office:value="0.868421052631579" calcext:value-type="float">
            <text:p>0.8684210526</text:p>
          </table:table-cell>
          <table:table-cell table:style-name="ce66" table:formula="of:=ROUND([.N10];4)" office:value-type="percentage" office:value="0.8684" calcext:value-type="percentage">
            <text:p>86.84%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0196078431372549" calcext:value-type="float">
            <text:p>0.0196078431</text:p>
          </table:table-cell>
          <table:table-cell table:formula="of:=ROUND([.B11];4)" office:value-type="percentage" office:value="0.0196" calcext:value-type="percentage">
            <text:p>1.96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0457516339869281" calcext:value-type="float">
            <text:p>0.045751634</text:p>
          </table:table-cell>
          <table:table-cell table:style-name="ce66" table:formula="of:=ROUND([.H11];4)" office:value-type="percentage" office:value="0.0458" calcext:value-type="percentage">
            <text:p>4.58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float" office:value="0.00653594771241828" calcext:value-type="float">
            <text:p>0.0065359477</text:p>
          </table:table-cell>
          <table:table-cell table:style-name="ce66" table:formula="of:=ROUND([.N11];4)" office:value-type="percentage" office:value="0.0065" calcext:value-type="percentage">
            <text:p>0.65%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980392156862745" calcext:value-type="float">
            <text:p>0.9803921569</text:p>
          </table:table-cell>
          <table:table-cell table:style-name="ce67" table:formula="of:=ROUND([.B12];4)" office:value-type="percentage" office:value="0.9804" calcext:value-type="percentage">
            <text:p>98.04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954248366013072" calcext:value-type="float">
            <text:p>0.954248366</text:p>
          </table:table-cell>
          <table:table-cell table:style-name="ce66" table:formula="of:=ROUND([.H12];4)" office:value-type="percentage" office:value="0.9542" calcext:value-type="percentage">
            <text:p>95.42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float" office:value="0.993464052287582" calcext:value-type="float">
            <text:p>0.9934640523</text:p>
          </table:table-cell>
          <table:table-cell table:style-name="ce66" table:formula="of:=ROUND([.N12];4)" office:value-type="percentage" office:value="0.9935" calcext:value-type="percentage">
            <text:p>99.35%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244444444444444" calcext:value-type="float">
            <text:p>0.2444444444</text:p>
          </table:table-cell>
          <table:table-cell table:style-name="ce68" table:formula="of:=ROUND([.B13];4)" office:value-type="percentage" office:value="0.2444" calcext:value-type="percentage">
            <text:p>24.44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306122448979592" calcext:value-type="float">
            <text:p>0.306122449</text:p>
          </table:table-cell>
          <table:table-cell table:style-name="ce70" table:formula="of:=ROUND([.H13];4)" office:value-type="percentage" office:value="0.3061" calcext:value-type="percentage">
            <text:p>30.6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float" office:value="0.229885057471264" calcext:value-type="float">
            <text:p>0.2298850575</text:p>
          </table:table-cell>
          <table:table-cell table:style-name="ce68" table:formula="of:=ROUND([.N13];4)" office:value-type="percentage" office:value="0.2299" calcext:value-type="percentage">
            <text:p>22.99%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58" table:formula="of:=SUM([.C17:.D17])" office:value-type="float" office:value="24" calcext:value-type="float">
            <text:p>24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8" table:formula="of:=SUM([.I17:.J17])" office:value-type="float" office:value="17" calcext:value-type="float">
            <text:p>17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7" calcext:value-type="float">
            <text:p>7</text:p>
          </table:table-cell>
          <table:table-cell table:style-name="ce58" table:formula="of:=SUM([.O17:.P17])" office:value-type="float" office:value="25" calcext:value-type="float">
            <text:p>25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45" calcext:value-type="float">
            <text:p>145</text:p>
          </table:table-cell>
          <table:table-cell table:style-name="ce58" table:formula="of:=SUM([.C18:.D18])" office:value-type="float" office:value="205" calcext:value-type="float">
            <text:p>205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50" calcext:value-type="float">
            <text:p>150</text:p>
          </table:table-cell>
          <table:table-cell table:style-name="ce58" table:formula="of:=SUM([.I18:.J18])" office:value-type="float" office:value="212" calcext:value-type="float">
            <text:p>212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46" calcext:value-type="float">
            <text:p>146</text:p>
          </table:table-cell>
          <table:table-cell table:style-name="ce58" table:formula="of:=SUM([.O18:.P18])" office:value-type="float" office:value="204" calcext:value-type="float">
            <text:p>204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76" calcext:value-type="float">
            <text:p>76</text:p>
          </table:table-cell>
          <table:table-cell table:style-name="ce72" table:formula="of:=SUM([.D17:.D18])" office:value-type="float" office:value="153" calcext:value-type="float">
            <text:p>153</text:p>
          </table:table-cell>
          <table:table-cell table:style-name="ce73" table:formula="of:=SUM([.E17:.E18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76" calcext:value-type="float">
            <text:p>76</text:p>
          </table:table-cell>
          <table:table-cell table:style-name="ce72" table:formula="of:=SUM([.J17:.J18])" office:value-type="float" office:value="153" calcext:value-type="float">
            <text:p>153</text:p>
          </table:table-cell>
          <table:table-cell table:style-name="ce73" table:formula="of:=SUM([.K17:.K18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76" calcext:value-type="float">
            <text:p>76</text:p>
          </table:table-cell>
          <table:table-cell table:style-name="ce72" table:formula="of:=SUM([.P17:.P18])" office:value-type="float" office:value="153" calcext:value-type="float">
            <text:p>153</text:p>
          </table:table-cell>
          <table:table-cell table:style-name="ce73" table:formula="of:=SUM([.Q17:.Q18])" office:value-type="float" office:value="229" calcext:value-type="float">
            <text:p>229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float" office:value="0.703056768558952" calcext:value-type="float">
            <text:p>0.7030567686</text:p>
          </table:table-cell>
          <table:table-cell table:style-name="ce65" table:formula="of:=ROUND([.B21];4)" office:value-type="percentage" office:value="0.7031" calcext:value-type="percentage">
            <text:p>70.3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float" office:value="0.716157205240175" calcext:value-type="float">
            <text:p>0.7161572052</text:p>
          </table:table-cell>
          <table:table-cell table:style-name="ce65" table:formula="of:=ROUND([.H21];4)" office:value-type="percentage" office:value="0.7162" calcext:value-type="percentage">
            <text:p>71.6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float" office:value="0.716157205240175" calcext:value-type="float">
            <text:p>0.7161572052</text:p>
          </table:table-cell>
          <table:table-cell table:style-name="ce65" table:formula="of:=ROUND([.N21];4)" office:value-type="percentage" office:value="0.7162" calcext:value-type="percentage">
            <text:p>71.62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666666666666667" calcext:value-type="float">
            <text:p>0.6666666667</text:p>
          </table:table-cell>
          <table:table-cell table:formula="of:=ROUND([.B22];4)" office:value-type="percentage" office:value="0.6667" calcext:value-type="percentage">
            <text:p>66.67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float" office:value="0.823529411764706" calcext:value-type="float">
            <text:p>0.8235294118</text:p>
          </table:table-cell>
          <table:table-cell table:style-name="ce66" table:formula="of:=ROUND([.H22];4)" office:value-type="percentage" office:value="0.8235" calcext:value-type="percentage">
            <text:p>82.35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float" office:value="0.72" calcext:value-type="float">
            <text:p>0.72</text:p>
          </table:table-cell>
          <table:table-cell table:style-name="ce66" table:formula="of:=ROUND([.N22];4)" office:value-type="percentage" office:value="0.72" calcext:value-type="percentage">
            <text:p>72.00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210526315789474" calcext:value-type="float">
            <text:p>0.2105263158</text:p>
          </table:table-cell>
          <table:table-cell table:formula="of:=ROUND([.B23];4)" office:value-type="percentage" office:value="0.2105" calcext:value-type="percentage">
            <text:p>21.05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float" office:value="0.184210526315789" calcext:value-type="float">
            <text:p>0.1842105263</text:p>
          </table:table-cell>
          <table:table-cell table:style-name="ce66" table:formula="of:=ROUND([.H23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float" office:value="0.236842105263158" calcext:value-type="float">
            <text:p>0.2368421053</text:p>
          </table:table-cell>
          <table:table-cell table:style-name="ce66" table:formula="of:=ROUND([.N23];4)" office:value-type="percentage" office:value="0.2368" calcext:value-type="percentage">
            <text:p>23.6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789473684210526" calcext:value-type="float">
            <text:p>0.7894736842</text:p>
          </table:table-cell>
          <table:table-cell table:formula="of:=ROUND([.B24];4)" office:value-type="percentage" office:value="0.7895" calcext:value-type="percentage">
            <text:p>78.95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float" office:value="0.81578947368421" calcext:value-type="float">
            <text:p>0.8157894737</text:p>
          </table:table-cell>
          <table:table-cell table:style-name="ce66" table:formula="of:=ROUND([.H24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float" office:value="0.763157894736842" calcext:value-type="float">
            <text:p>0.7631578947</text:p>
          </table:table-cell>
          <table:table-cell table:style-name="ce66" table:formula="of:=ROUND([.N24];4)" office:value-type="percentage" office:value="0.7632" calcext:value-type="percentage">
            <text:p>76.3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0522875816993464" calcext:value-type="float">
            <text:p>0.0522875817</text:p>
          </table:table-cell>
          <table:table-cell table:formula="of:=ROUND([.B25];4)" office:value-type="percentage" office:value="0.0523" calcext:value-type="percentage">
            <text:p>5.2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float" office:value="0.0196078431372549" calcext:value-type="float">
            <text:p>0.0196078431</text:p>
          </table:table-cell>
          <table:table-cell table:style-name="ce66" table:formula="of:=ROUND([.H25];4)" office:value-type="percentage" office:value="0.0196" calcext:value-type="percentage">
            <text:p>1.96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float" office:value="0.0457516339869281" calcext:value-type="float">
            <text:p>0.045751634</text:p>
          </table:table-cell>
          <table:table-cell table:style-name="ce66" table:formula="of:=ROUND([.N25];4)" office:value-type="percentage" office:value="0.0458" calcext:value-type="percentage">
            <text:p>4.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947712418300653" calcext:value-type="float">
            <text:p>0.9477124183</text:p>
          </table:table-cell>
          <table:table-cell table:formula="of:=ROUND([.B26];4)" office:value-type="percentage" office:value="0.9477" calcext:value-type="percentage">
            <text:p>94.7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float" office:value="0.980392156862745" calcext:value-type="float">
            <text:p>0.9803921569</text:p>
          </table:table-cell>
          <table:table-cell table:style-name="ce67" table:formula="of:=ROUND([.H26];4)" office:value-type="percentage" office:value="0.9804" calcext:value-type="percentage">
            <text:p>98.04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float" office:value="0.954248366013072" calcext:value-type="float">
            <text:p>0.954248366</text:p>
          </table:table-cell>
          <table:table-cell table:style-name="ce67" table:formula="of:=ROUND([.N26];4)" office:value-type="percentage" office:value="0.9542" calcext:value-type="percentage">
            <text:p>95.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float" office:value="0.32" calcext:value-type="float">
            <text:p>0.32</text:p>
          </table:table-cell>
          <table:table-cell table:style-name="ce70" table:formula="of:=ROUND([.B27];4)" office:value-type="percentage" office:value="0.32" calcext:value-type="percentage">
            <text:p>32.0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float" office:value="0.301075268817204" calcext:value-type="float">
            <text:p>0.3010752688</text:p>
          </table:table-cell>
          <table:table-cell table:style-name="ce68" table:formula="of:=ROUND([.H27];4)" office:value-type="percentage" office:value="0.3011" calcext:value-type="percentage">
            <text:p>30.1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float" office:value="0.356435643564356" calcext:value-type="float">
            <text:p>0.3564356436</text:p>
          </table:table-cell>
          <table:table-cell table:style-name="ce68" table:formula="of:=ROUND([.N27];4)" office:value-type="percentage" office:value="0.3564" calcext:value-type="percentage">
            <text:p>35.64%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8" table:formula="of:=SUM([.C31:.D31])" office:value-type="float" office:value="20" calcext:value-type="float">
            <text:p>2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8" table:formula="of:=SUM([.I31:.J31])" office:value-type="float" office:value="19" calcext:value-type="float">
            <text:p>19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8" calcext:value-type="float">
            <text:p>8</text:p>
          </table:table-cell>
          <table:table-cell table:style-name="ce58" table:formula="of:=SUM([.O31:.P3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44" calcext:value-type="float">
            <text:p>144</text:p>
          </table:table-cell>
          <table:table-cell table:style-name="ce58" table:formula="of:=SUM([.C32:.D32])" office:value-type="float" office:value="209" calcext:value-type="float">
            <text:p>209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151" calcext:value-type="float">
            <text:p>151</text:p>
          </table:table-cell>
          <table:table-cell table:style-name="ce58" table:formula="of:=SUM([.I32:.J32])" office:value-type="float" office:value="210" calcext:value-type="float">
            <text:p>21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45" calcext:value-type="float">
            <text:p>145</text:p>
          </table:table-cell>
          <table:table-cell table:style-name="ce58" table:formula="of:=SUM([.O32:.P32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76" calcext:value-type="float">
            <text:p>76</text:p>
          </table:table-cell>
          <table:table-cell table:style-name="ce72" table:formula="of:=SUM([.D31:.D32])" office:value-type="float" office:value="153" calcext:value-type="float">
            <text:p>153</text:p>
          </table:table-cell>
          <table:table-cell table:style-name="ce73" table:formula="of:=SUM([.E31:.E32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76" calcext:value-type="float">
            <text:p>76</text:p>
          </table:table-cell>
          <table:table-cell table:style-name="ce72" table:formula="of:=SUM([.J31:.J32])" office:value-type="float" office:value="153" calcext:value-type="float">
            <text:p>153</text:p>
          </table:table-cell>
          <table:table-cell table:style-name="ce73" table:formula="of:=SUM([.K31:.K32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76" calcext:value-type="float">
            <text:p>76</text:p>
          </table:table-cell>
          <table:table-cell table:style-name="ce72" table:formula="of:=SUM([.P31:.P32])" office:value-type="float" office:value="153" calcext:value-type="float">
            <text:p>153</text:p>
          </table:table-cell>
          <table:table-cell table:style-name="ce73" table:formula="of:=SUM([.Q31:.Q32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float" office:value="0.676855895196507" calcext:value-type="float">
            <text:p>0.6768558952</text:p>
          </table:table-cell>
          <table:table-cell table:style-name="ce65" table:formula="of:=ROUND([.B35];4)" office:value-type="percentage" office:value="0.6769" calcext:value-type="percentage">
            <text:p>67.69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float" office:value="0.733624454148472" calcext:value-type="float">
            <text:p>0.7336244541</text:p>
          </table:table-cell>
          <table:table-cell table:style-name="ce65" table:formula="of:=ROUND([.H35];4)" office:value-type="percentage" office:value="0.7336" calcext:value-type="percentage">
            <text:p>73.3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float" office:value="0.7117903930131" calcext:value-type="float">
            <text:p>0.711790393</text:p>
          </table:table-cell>
          <table:table-cell table:style-name="ce65" table:formula="of:=ROUND([.N35];4)" office:value-type="percentage" office:value="0.7118" calcext:value-type="percentage">
            <text:p>71.1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0.55" calcext:value-type="float">
            <text:p>0.55</text:p>
          </table:table-cell>
          <table:table-cell table:formula="of:=ROUND([.B36];4)" office:value-type="percentage" office:value="0.55" calcext:value-type="percentage">
            <text:p>55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float" office:value="0.894736842105263" calcext:value-type="float">
            <text:p>0.8947368421</text:p>
          </table:table-cell>
          <table:table-cell table:style-name="ce66" table:formula="of:=ROUND([.H36];4)" office:value-type="percentage" office:value="0.8947" calcext:value-type="percentage">
            <text:p>89.47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float" office:value="0.692307692307692" calcext:value-type="float">
            <text:p>0.6923076923</text:p>
          </table:table-cell>
          <table:table-cell table:style-name="ce66" table:formula="of:=ROUND([.N36];4)" office:value-type="percentage" office:value="0.6923" calcext:value-type="percentage">
            <text:p>69.2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144736842105263" calcext:value-type="float">
            <text:p>0.1447368421</text:p>
          </table:table-cell>
          <table:table-cell table:formula="of:=ROUND([.B37];4)" office:value-type="percentage" office:value="0.1447" calcext:value-type="percentage">
            <text:p>14.4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float" office:value="0.223684210526316" calcext:value-type="float">
            <text:p>0.2236842105</text:p>
          </table:table-cell>
          <table:table-cell table:style-name="ce66" table:formula="of:=ROUND([.H37];4)" office:value-type="percentage" office:value="0.2237" calcext:value-type="percentage">
            <text:p>22.3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float" office:value="0.236842105263158" calcext:value-type="float">
            <text:p>0.2368421053</text:p>
          </table:table-cell>
          <table:table-cell table:style-name="ce66" table:formula="of:=ROUND([.N37];4)" office:value-type="percentage" office:value="0.2368" calcext:value-type="percentage">
            <text:p>23.6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855263157894737" calcext:value-type="float">
            <text:p>0.8552631579</text:p>
          </table:table-cell>
          <table:table-cell table:formula="of:=ROUND([.B38];4)" office:value-type="percentage" office:value="0.8553" calcext:value-type="percentage">
            <text:p>85.5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float" office:value="0.776315789473684" calcext:value-type="float">
            <text:p>0.7763157895</text:p>
          </table:table-cell>
          <table:table-cell table:style-name="ce66" table:formula="of:=ROUND([.H38];4)" office:value-type="percentage" office:value="0.7763" calcext:value-type="percentage">
            <text:p>77.6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float" office:value="0.763157894736842" calcext:value-type="float">
            <text:p>0.7631578947</text:p>
          </table:table-cell>
          <table:table-cell table:style-name="ce66" table:formula="of:=ROUND([.N38];4)" office:value-type="percentage" office:value="0.7632" calcext:value-type="percentage">
            <text:p>76.3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.0588235294117647" calcext:value-type="float">
            <text:p>0.0588235294</text:p>
          </table:table-cell>
          <table:table-cell table:formula="of:=ROUND([.B39];4)" office:value-type="percentage" office:value="0.0588" calcext:value-type="percentage">
            <text:p>5.88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float" office:value="0.0130718954248366" calcext:value-type="float">
            <text:p>0.0130718954</text:p>
          </table:table-cell>
          <table:table-cell table:style-name="ce66" table:formula="of:=ROUND([.H39];4)" office:value-type="percentage" office:value="0.0131" calcext:value-type="percentage">
            <text:p>1.31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float" office:value="0.0522875816993464" calcext:value-type="float">
            <text:p>0.0522875817</text:p>
          </table:table-cell>
          <table:table-cell table:style-name="ce66" table:formula="of:=ROUND([.N39];4)" office:value-type="percentage" office:value="0.0523" calcext:value-type="percentage">
            <text:p>5.2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float" office:value="0.941176470588235" calcext:value-type="float">
            <text:p>0.9411764706</text:p>
          </table:table-cell>
          <table:table-cell table:formula="of:=ROUND([.B40];4)" office:value-type="percentage" office:value="0.9412" calcext:value-type="percentage">
            <text:p>94.12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float" office:value="0.986928104575163" calcext:value-type="float">
            <text:p>0.9869281046</text:p>
          </table:table-cell>
          <table:table-cell table:style-name="ce67" table:formula="of:=ROUND([.H40];4)" office:value-type="percentage" office:value="0.9869" calcext:value-type="percentage">
            <text:p>98.69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float" office:value="0.947712418300653" calcext:value-type="float">
            <text:p>0.9477124183</text:p>
          </table:table-cell>
          <table:table-cell table:style-name="ce67" table:formula="of:=ROUND([.N40];4)" office:value-type="percentage" office:value="0.9477" calcext:value-type="percentage">
            <text:p>94.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float" office:value="0.229166666666667" calcext:value-type="float">
            <text:p>0.2291666667</text:p>
          </table:table-cell>
          <table:table-cell table:style-name="ce70" table:formula="of:=ROUND([.B41];4)" office:value-type="percentage" office:value="0.2292" calcext:value-type="percentage">
            <text:p>22.92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float" office:value="0.357894736842105" calcext:value-type="float">
            <text:p>0.3578947368</text:p>
          </table:table-cell>
          <table:table-cell table:style-name="ce68" table:formula="of:=ROUND([.H41];4)" office:value-type="percentage" office:value="0.3579" calcext:value-type="percentage">
            <text:p>35.7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float" office:value="0.352941176470588" calcext:value-type="float">
            <text:p>0.3529411765</text:p>
          </table:table-cell>
          <table:table-cell table:style-name="ce68" table:formula="of:=ROUND([.N41];4)" office:value-type="percentage" office:value="0.3529" calcext:value-type="percentage">
            <text:p>35.29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8" table:formula="of:=SUM([.C45:.D45])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154" calcext:value-type="float">
            <text:p>154</text:p>
          </table:table-cell>
          <table:table-cell table:style-name="ce58" table:formula="of:=SUM([.C46:.D46])" office:value-type="float" office:value="226" calcext:value-type="float">
            <text:p>226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84" calcext:value-type="float">
            <text:p>84</text:p>
          </table:table-cell>
          <table:table-cell table:style-name="ce72" table:formula="of:=SUM([.D45:.D46])" office:value-type="float" office:value="159" calcext:value-type="float">
            <text:p>159</text:p>
          </table:table-cell>
          <table:table-cell table:style-name="ce73" table:formula="of:=SUM([.E45:.E46])" office:value-type="float" office:value="243" calcext:value-type="float">
            <text:p>24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float" office:value="0.683127572016461" calcext:value-type="float">
            <text:p>0.683127572</text:p>
          </table:table-cell>
          <table:table-cell table:style-name="ce65" table:formula="of:=ROUND([.B49];4)" office:value-type="percentage" office:value="0.6831" calcext:value-type="percentage">
            <text:p>68.31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float" office:value="0.705882352941176" calcext:value-type="float">
            <text:p>0.7058823529</text:p>
          </table:table-cell>
          <table:table-cell table:formula="of:=ROUND([.B50];4)" office:value-type="percentage" office:value="0.7059" calcext:value-type="percentage">
            <text:p>70.59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float" office:value="0.142857142857143" calcext:value-type="float">
            <text:p>0.1428571429</text:p>
          </table:table-cell>
          <table:table-cell table:formula="of:=ROUND([.B51];4)" office:value-type="percentage" office:value="0.1429" calcext:value-type="percentage">
            <text:p>14.29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float" office:value="0.857142857142857" calcext:value-type="float">
            <text:p>0.8571428571</text:p>
          </table:table-cell>
          <table:table-cell table:formula="of:=ROUND([.B52];4)" office:value-type="percentage" office:value="0.8571" calcext:value-type="percentage">
            <text:p>85.71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float" office:value="0.0314465408805031" calcext:value-type="float">
            <text:p>0.0314465409</text:p>
          </table:table-cell>
          <table:table-cell table:formula="of:=ROUND([.B53];4)" office:value-type="percentage" office:value="0.0314" calcext:value-type="percentage">
            <text:p>3.14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float" office:value="0.968553459119497" calcext:value-type="float">
            <text:p>0.9685534591</text:p>
          </table:table-cell>
          <table:table-cell table:style-name="ce67" table:formula="of:=ROUND([.B54];4)" office:value-type="percentage" office:value="0.9686" calcext:value-type="percentage">
            <text:p>96.86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float" office:value="0.237623762376238" calcext:value-type="float">
            <text:p>0.2376237624</text:p>
          </table:table-cell>
          <table:table-cell table:style-name="ce68" table:formula="of:=ROUND([.B55];4)" office:value-type="percentage" office:value="0.2376" calcext:value-type="percentage">
            <text:p>23.76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9:12:07.78302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09:39:55.521917905</dc:date>
    <meta:editing-duration>PT1H32M32S</meta:editing-duration>
    <meta:editing-cycles>20</meta:editing-cycles>
    <meta:document-statistic meta:table-count="2" meta:cell-count="556" meta:object-count="0"/>
  </office:meta>
</office:document-meta>
</file>